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521cm"/>
    </style:style>
    <style:style style:name="co2" style:family="table-column">
      <style:table-column-properties fo:break-before="auto" style:column-width="6.833cm"/>
    </style:style>
    <style:style style:name="co3" style:family="table-column">
      <style:table-column-properties fo:break-before="auto" style:column-width="7.243cm"/>
    </style:style>
    <style:style style:name="co4" style:family="table-column">
      <style:table-column-properties fo:break-before="auto" style:column-width="6.287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47cm" fo:break-before="auto" style:use-optimal-row-height="true"/>
    </style:style>
    <style:style style:name="ro2" style:family="table-row">
      <style:table-row-properties style:row-height="2.685cm" fo:break-before="auto" style:use-optimal-row-height="true"/>
    </style:style>
    <style:style style:name="ro3" style:family="table-row">
      <style:table-row-properties style:row-height="1.104cm" fo:break-before="auto" style:use-optimal-row-height="true"/>
    </style:style>
    <style:style style:name="ro4" style:family="table-row">
      <style:table-row-properties style:row-height="3.738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0.58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Liberation Sans" fo:font-size="11pt" style:font-size-asian="11pt" style:font-size-complex="11pt"/>
    </style:style>
    <style:style style:name="ce3" style:family="table-cell" style:parent-style-name="Default">
      <style:text-properties style:use-window-font-color="true" style:text-outline="false" style:text-line-through-style="none" style:font-name="Nimbus Roman No9 L" fo:font-size="12pt" fo:language="en" fo:country="IN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Nimbus Roman No9 L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font-name="Nimbus Roman No9 L" fo:font-size="12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5" style:family="table-cell" style:parent-style-name="Default">
      <style:text-properties style:use-window-font-color="true" style:text-outline="false" style:text-line-through-style="none" fo:language="en" fo:country="IN" fo:font-style="normal" fo:text-shadow="none" style:text-underline-style="none" fo:font-weight="normal" style:text-underline-mode="continuous" style:text-line-through-mode="continuous" style:font-name-asian="DejaVu Sans1" style:language-asian="zxx" style:country-asian="none" style:font-style-asian="normal" style:font-weight-asian="normal" style:font-name-complex="Nimbus Roman No9 L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ext-properties style:font-name="Nimbus Roman No9 L" fo:font-size="12pt" style:font-name-asian="DejaVu Sans1" style:font-size-asian="6.80000019073486pt" style:language-asian="zxx" style:country-asian="none" style:font-name-complex="Nimbus Roman No9 L" style:font-size-complex="6.80000019073486pt" style:language-complex="en" style:country-complex="US"/>
    </style:style>
    <style:style style:name="ce7" style:family="table-cell" style:parent-style-name="Default">
      <style:text-properties style:font-name="Liberation Sans" fo:font-size="11pt" style:font-name-asian="DejaVu Sans1" style:font-size-asian="11pt" style:language-asian="zxx" style:country-asian="none" style:font-name-complex="Nimbus Roman No9 L" style:font-size-complex="11pt" style:language-complex="en" style:country-complex="US"/>
    </style:style>
    <style:style style:name="ce8" style:family="table-cell" style:parent-style-name="Default">
      <style:text-properties style:font-name="Liberation Sans" fo:font-size="11pt" style:font-name-asian="DejaVu Sans" style:font-size-asian="11pt" style:font-name-complex="DejaVu Sans" style:font-size-complex="11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1pt" fo:language="en" fo:country="IN" fo:font-style="normal" fo:text-shadow="none" style:text-underline-style="none" fo:font-weight="normal" style:text-und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/>
    </style:style>
    <style:style style:name="T1" style:family="text">
      <style:text-properties fo:language="en" fo:country="US" fo:font-style="normal" fo:font-weight="normal" style:language-asian="en" style:country-asian="US" style:font-size-complex="6.80000019073486pt"/>
    </style:style>
    <style:style style:name="T2" style:family="text">
      <style:text-properties style:font-name-asian="DejaVu Sans" style:font-name-complex="DejaVu Sans"/>
    </style:style>
    <style:style style:name="T3" style:family="text">
      <style:text-properties style:font-name-asian="DejaVu Sans" style:font-size-asian="11pt" style:font-name-complex="DejaVu Sans" style:font-size-complex="11pt"/>
    </style:style>
    <style:style style:name="T4" style:family="text">
      <style:text-properties style:font-name="Liberation Sans" style:font-name-asian="DejaVu Sans" style:font-name-complex="DejaVu Sans"/>
    </style:style>
    <style:style style:name="T5" style:family="text">
      <style:text-properties style:font-name="Liberation Sans"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Request Parameters</text:p>
          </table:table-cell>
          <table:table-cell table:style-name="ce1" office:value-type="string">
            <text:p>Response</text:p>
          </table:table-cell>
          <table:table-cell table:style-name="ce1" office:value-type="string">
            <text:p>Statu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User.Create(Post)</text:p>
          </table:table-cell>
          <table:table-cell office:value-type="string">
            <text:p>Creates the account for the User</text:p>
          </table:table-cell>
          <table:table-cell office:value-type="string">
            <text:p>*Firstname</text:p>
            <text:p><text:s/>Lastname</text:p>
            <text:p>*EmailID</text:p>
            <text:p>*Password</text:p>
            <text:p>*Confirm Password</text:p>
          </table:table-cell>
          <table:table-cell office:value-type="string">
            <text:p>Success</text:p>
          </table:table-cell>
          <table:table-cell office:value-type="string">
            <text:p>Created 20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>
            <text:p><text:span text:style-name="T2">*Firstname</text:span></text:p>
            <text:p><text:span text:style-name="T2"><text:s/></text:span><text:span text:style-name="T2">Lastname</text:span></text:p>
            <text:p><text:span text:style-name="T2">*EmailID</text:span></text:p>
            <text:p><text:span text:style-name="T2">*Password</text:span></text:p>
            <text:p><text:span text:style-name="T2">*Confirm Password</text:span></text:p>
          </table:table-cell>
          <table:table-cell office:value-type="string">
            <text:p>Failure</text:p>
          </table:table-cell>
          <table:table-cell table:style-name="ce9" office:value-type="string">
            <text:p>412 Precondition Failed</text:p>
          </table:table-cell>
          <table:table-cell table:number-columns-repeated="1019"/>
        </table:table-row>
        <table:table-row table:style-name="ro2">
          <table:table-cell office:value-type="string">
            <text:p>User.Update(Put)</text:p>
          </table:table-cell>
          <table:table-cell office:value-type="string">
            <text:p>Updates the user account</text:p>
          </table:table-cell>
          <table:table-cell table:style-name="ce8" office:value-type="string">
            <text:p><text:span text:style-name="T2">*Firstname</text:span></text:p>
            <text:p><text:span text:style-name="T2"><text:s/></text:span><text:span text:style-name="T2">Lastname</text:span></text:p>
            <text:p><text:span text:style-name="T2">*EmailID</text:span></text:p>
            <text:p><text:span text:style-name="T2">*Password</text:span></text:p>
            <text:p><text:span text:style-name="T2">*Confirm Password</text:span></text:p>
          </table:table-cell>
          <table:table-cell office:value-type="string">
            <text:p>Success</text:p>
          </table:table-cell>
          <table:table-cell office:value-type="string">
            <text:p>200 Ok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>
            <text:p><text:span text:style-name="T2">*Firstname</text:span></text:p>
            <text:p><text:span text:style-name="T2"><text:s/></text:span><text:span text:style-name="T2">Lastname</text:span></text:p>
            <text:p><text:span text:style-name="T2">*EmailID</text:span></text:p>
            <text:p><text:span text:style-name="T2">*Password</text:span></text:p>
            <text:p><text:span text:style-name="T2">*Confirm Password</text:span></text:p>
          </table:table-cell>
          <table:table-cell office:value-type="string">
            <text:p>Failure</text:p>
          </table:table-cell>
          <table:table-cell office:value-type="string">
            <text:p>412 Precondition Failed</text:p>
          </table:table-cell>
          <table:table-cell table:number-columns-repeated="1019"/>
        </table:table-row>
        <table:table-row table:style-name="ro1">
          <table:table-cell office:value-type="string">
            <text:p>User.view(Get)</text:p>
          </table:table-cell>
          <table:table-cell office:value-type="string">
            <text:p>Retrieves the user details</text:p>
          </table:table-cell>
          <table:table-cell/>
          <table:table-cell table:style-name="ce8" office:value-type="string">
            <text:p>Name,EmailId</text:p>
          </table:table-cell>
          <table:table-cell office:value-type="string">
            <text:p>200 Ok</text:p>
          </table:table-cell>
          <table:table-cell table:number-columns-repeated="1019"/>
        </table:table-row>
        <table:table-row table:style-name="ro1">
          <table:table-cell office:value-type="string">
            <text:p>User.list(Get)</text:p>
          </table:table-cell>
          <table:table-cell office:value-type="string">
            <text:p>Retrieves the collection of users.</text:p>
          </table:table-cell>
          <table:table-cell/>
          <table:table-cell office:value-type="string">
            <text:p>Name</text:p>
          </table:table-cell>
          <table:table-cell office:value-type="string">
            <text:p>200 Ok</text:p>
          </table:table-cell>
          <table:table-cell table:number-columns-repeated="1019"/>
        </table:table-row>
        <table:table-row table:style-name="ro1">
          <table:table-cell office:value-type="string">
            <text:p>User.getItems(Get)</text:p>
          </table:table-cell>
          <table:table-cell office:value-type="string">
            <text:p>Retrieves the collection of items.</text:p>
          </table:table-cell>
          <table:table-cell/>
          <table:table-cell office:value-type="string">
            <text:p>Name list of the Items</text:p>
          </table:table-cell>
          <table:table-cell office:value-type="string">
            <text:p>200 Ok</text:p>
          </table:table-cell>
          <table:table-cell table:number-columns-repeated="1019"/>
        </table:table-row>
        <table:table-row table:style-name="ro1">
          <table:table-cell office:value-type="string">
            <text:p>User.getTags(Get)</text:p>
          </table:table-cell>
          <table:table-cell office:value-type="string">
            <text:p>Retrives the collection of tags</text:p>
          </table:table-cell>
          <table:table-cell/>
          <table:table-cell office:value-type="string">
            <text:p>Name list of the tags</text:p>
          </table:table-cell>
          <table:table-cell office:value-type="string">
            <text:p>200 Ok</text:p>
          </table:table-cell>
          <table:table-cell table:number-columns-repeated="1019"/>
        </table:table-row>
        <table:table-row table:style-name="ro1">
          <table:table-cell office:value-type="string">
            <text:p>User.getCategories(Get)</text:p>
          </table:table-cell>
          <table:table-cell office:value-type="string">
            <text:p>Retrives the collection of categories</text:p>
          </table:table-cell>
          <table:table-cell/>
          <table:table-cell office:value-type="string">
            <text:p>Name list of the categories</text:p>
          </table:table-cell>
          <table:table-cell office:value-type="string">
            <text:p>200 Ok</text:p>
          </table:table-cell>
          <table:table-cell table:number-columns-repeated="1019"/>
        </table:table-row>
        <table:table-row table:style-name="ro1">
          <table:table-cell office:value-type="string">
            <text:p>User.getLocations(Get)</text:p>
          </table:table-cell>
          <table:table-cell office:value-type="string">
            <text:p>Retrives the collection of locations</text:p>
          </table:table-cell>
          <table:table-cell/>
          <table:table-cell office:value-type="string">
            <text:p>Name list of the locations</text:p>
          </table:table-cell>
          <table:table-cell office:value-type="string">
            <text:p>200 Ok</text:p>
          </table:table-cell>
          <table:table-cell table:number-columns-repeated="1019"/>
        </table:table-row>
        <table:table-row table:style-name="ro3">
          <table:table-cell office:value-type="string">
            <text:p>User.getAttachments(Get)</text:p>
          </table:table-cell>
          <table:table-cell office:value-type="string">
            <text:p>Retrieves the collection of photos</text:p>
            <text:p>,audios and videos</text:p>
          </table:table-cell>
          <table:table-cell/>
          <table:table-cell office:value-type="string">
            <text:p>list of attachments(pho)</text:p>
          </table:table-cell>
          <table:table-cell office:value-type="string">
            <text:p>200 Ok</text:p>
          </table:table-cell>
          <table:table-cell table:number-columns-repeated="1019"/>
        </table:table-row>
        <table:table-row table:style-name="ro4">
          <table:table-cell office:value-type="string">
            <text:p>User.saveAttachments(post)</text:p>
          </table:table-cell>
          <table:table-cell office:value-type="string">
            <text:p>Creates the attachment(photo</text:p>
            <text:p>,audio,video)</text:p>
          </table:table-cell>
          <table:table-cell table:style-name="ce8" office:value-type="string">
            <text:p><text:span text:style-name="T3">*attachable_type(page,item,user)</text:span></text:p>
            <text:p><text:span text:style-name="T3">*filename</text:span></text:p>
            <text:p><text:span text:style-name="T3"><text:s/></text:span><text:span text:style-name="T3">Size</text:span></text:p>
            <text:p><text:span text:style-name="T3"><text:s/></text:span><text:span text:style-name="T3">Height</text:span></text:p>
            <text:p><text:span text:style-name="T3"><text:s/></text:span><text:span text:style-name="T3">width</text:span></text:p>
            <text:p><text:span text:style-name="T3"><text:s/></text:span><text:span text:style-name="T3">attachable_id</text:span></text:p>
            <text:p><text:span text:style-name="T3"><text:s/></text:span><text:span text:style-name="T3">*File_type(image,audio,video)</text:span></text:p>
          </table:table-cell>
          <table:table-cell office:value-type="string">
            <text:p><text:span text:style-name="T5"/></text:p>
            <text:p><text:span text:style-name="T5">Success</text:span></text:p>
          </table:table-cell>
          <table:table-cell office:value-type="string">
            <text:p>200 O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ailure</text:p>
          </table:table-cell>
          <table:table-cell table:style-name="ce8" office:value-type="string">
            <text:p>412 Precondition Failed</text:p>
          </table:table-cell>
          <table:table-cell table:number-columns-repeated="1019"/>
        </table:table-row>
        <table:table-row table:style-name="ro4">
          <table:table-cell office:value-type="string">
            <text:p>User.saveContacts(Post)</text:p>
          </table:table-cell>
          <table:table-cell office:value-type="string">
            <text:p>Creates the contacts for user</text:p>
          </table:table-cell>
          <table:table-cell table:style-name="ce8" office:value-type="string">
            <text:p><text:span text:style-name="T3">*CreatedDate</text:span></text:p>
            <text:p><text:span text:style-name="T3">*EmailId</text:span></text:p>
            <text:p><text:span text:style-name="T3">*Firstname</text:span></text:p>
            <text:p><text:span text:style-name="T3"><text:s text:c="2"/></text:span><text:span text:style-name="T3">Lastname</text:span></text:p>
            <text:p><text:span text:style-name="T3">*Phonenumber</text:span></text:p>
            <text:p><text:span text:style-name="T3">*UserId</text:span></text:p>
            <text:p><text:span text:style-name="T3">*ItemId</text:span></text:p>
          </table:table-cell>
          <table:table-cell office:value-type="string">
            <text:p>Success</text:p>
          </table:table-cell>
          <table:table-cell office:value-type="string">
            <text:p>200 Ok</text:p>
          </table:table-cell>
          <table:table-cell table:number-columns-repeated="1019"/>
        </table:table-row>
        <table:table-row table:style-name="ro3">
          <table:table-cell office:value-type="string">
            <text:p>User.deleteContact(Delete)</text:p>
          </table:table-cell>
          <table:table-cell office:value-type="string">
            <text:p>Deletes the contact for user</text:p>
          </table:table-cell>
          <table:table-cell table:style-name="ce8" office:value-type="string">
            <text:p><text:span text:style-name="T2">*UserId</text:span></text:p>
            <text:p><text:span text:style-name="T2">*Contact</text:span></text:p>
          </table:table-cell>
          <table:table-cell office:value-type="string">
            <text:p>Success</text:p>
          </table:table-cell>
          <table:table-cell office:value-type="string">
            <text:p>200 Ok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5">
          <table:table-cell table:style-name="ce3" office:value-type="string">
            <text:p>Item.create</text:p>
          </table:table-cell>
          <table:table-cell office:value-type="string">
            <text:p>Creates the item</text:p>
          </table:table-cell>
          <table:table-cell office:value-type="string">
            <text:p>* UserId</text:p>
            <text:p><text:span text:style-name="T4">MeetDate</text:span></text:p>
            <text:p><text:span text:style-name="T4">LocationName/LocationID</text:span></text:p>
            <text:p><text:span text:style-name="T4">CurrentCategoryID</text:span></text:p>
            <text:p><text:span text:style-name="T4">Description</text:span></text:p>
            <text:p><text:span text:style-name="T4">Topics</text:span></text:p>
          </table:table-cell>
          <table:table-cell office:value-type="string">
            <text:p>Success</text:p>
          </table:table-cell>
          <table:table-cell office:value-type="string">
            <text:p>Created 201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8" office:value-type="string">
            <text:p><text:span text:style-name="T2">* UserId</text:span></text:p>
            <text:p><text:span text:style-name="T2">MeetDate</text:span></text:p>
            <text:p><text:span text:style-name="T2">* LocationName/LocationID</text:span></text:p>
            <text:p><text:span text:style-name="T2">CurrentCategoryID</text:span></text:p>
            <text:p><text:span text:style-name="T2">Description</text:span></text:p>
            <text:p><text:span text:style-name="T2">Topics</text:span></text:p>
          </table:table-cell>
          <table:table-cell office:value-type="string">
            <text:p>Failure</text:p>
          </table:table-cell>
          <table:table-cell table:style-name="ce9" office:value-type="string">
            <text:p>412 Precondition Fa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Item.update</text:p>
          </table:table-cell>
          <table:table-cell office:value-type="string">
            <text:p>Updates an item</text:p>
          </table:table-cell>
          <table:table-cell table:style-name="ce8" office:value-type="string">
            <text:p><text:span text:style-name="T2">* UserId</text:span></text:p>
            <text:p><text:span text:style-name="T2">MeetDate</text:span></text:p>
            <text:p><text:span text:style-name="T2">LocationName/LocationID</text:span></text:p>
            <text:p><text:span text:style-name="T2">CurrentCategoryID</text:span></text:p>
            <text:p><text:span text:style-name="T2">Description</text:span></text:p>
            <text:p><text:span text:style-name="T2">Topics</text:span></text:p>
          </table:table-cell>
          <table:table-cell office:value-type="string">
            <text:p>Success</text:p>
          </table:table-cell>
          <table:table-cell office:value-type="string">
            <text:p>200 O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8" office:value-type="string">
            <text:p><text:span text:style-name="T2">* UserId</text:span></text:p>
            <text:p><text:span text:style-name="T2">MeetDate</text:span></text:p>
            <text:p><text:span text:style-name="T2">LocationName/LocationID</text:span></text:p>
            <text:p><text:span text:style-name="T2">CurrentCategoryID</text:span></text:p>
            <text:p><text:span text:style-name="T2">Description</text:span></text:p>
            <text:p><text:span text:style-name="T2">Topics</text:span></text:p>
          </table:table-cell>
          <table:table-cell office:value-type="string">
            <text:p>Failure</text:p>
          </table:table-cell>
          <table:table-cell table:style-name="ce9" office:value-type="string">
            <text:p>412 Precondition Fa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>
            <text:p>Item.view</text:p>
          </table:table-cell>
          <table:table-cell office:value-type="string">
            <text:p>Gets the details of an individual item</text:p>
          </table:table-cell>
          <table:table-cell office:value-type="string">
            <text:p>*ItemId</text:p>
          </table:table-cell>
          <table:table-cell table:style-name="Default" office:value-type="string">
            <text:p>Success</text:p>
            <text:p>Item – name, MeetingDate, CreatedDate, CurrentCategoryName, Owner name, Owner Email, Description, IsBusiness, Location</text:p>
          </table:table-cell>
          <table:table-cell office:value-type="string">
            <text:p>200 O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*ItemId</text:p>
          </table:table-cell>
          <table:table-cell office:value-type="string">
            <text:p>Failure</text:p>
          </table:table-cell>
          <table:table-cell office:value-type="string">
            <text:p>401 UnAuthoriz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style-name="ce3" office:value-type="string">
            <text:p>Item.delete</text:p>
          </table:table-cell>
          <table:table-cell office:value-type="string">
            <text:p>Deletes the particular item</text:p>
          </table:table-cell>
          <table:table-cell office:value-type="string">
            <text:p>*ItemId</text:p>
          </table:table-cell>
          <table:table-cell office:value-type="string">
            <text:p>Success</text:p>
          </table:table-cell>
          <table:table-cell office:value-type="string">
            <text:p>200 O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*ItemId</text:p>
          </table:table-cell>
          <table:table-cell office:value-type="string">
            <text:p>Failure</text:p>
          </table:table-cell>
          <table:table-cell office:value-type="string">
            <text:p>401 UnAuthorized</text:p>
          </table:table-cell>
          <table:table-cell table:number-columns-repeated="1019"/>
        </table:table-row>
        <table:table-row table:style-name="ro6">
          <table:table-cell table:style-name="ce3"/>
          <table:table-cell table:number-columns-repeated="1023"/>
        </table:table-row>
        <table:table-row table:style-name="ro3">
          <table:table-cell office:value-type="string">
            <text:p>Item.topics</text:p>
          </table:table-cell>
          <table:table-cell office:value-type="string">
            <text:p>Returns the topics present under this item</text:p>
          </table:table-cell>
          <table:table-cell office:value-type="string">
            <text:p>*ItemId</text:p>
          </table:table-cell>
          <table:table-cell office:value-type="string">
            <text:p>Success </text:p>
            <text:p>Topics [id,name,status]</text:p>
          </table:table-cell>
          <table:table-cell office:value-type="string">
            <text:p>200 O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ailure</text:p>
          </table:table-cell>
          <table:table-cell office:value-type="string">
            <text:p>401 UnAuthorized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3">
          <table:table-cell table:style-name="ce3" office:value-type="string">
            <text:p>Item.categories</text:p>
          </table:table-cell>
          <table:table-cell table:style-name="ce6" office:value-type="string">
            <text:p>Returns all the categories under which this Item is placed</text:p>
          </table:table-cell>
          <table:table-cell office:value-type="string">
            <text:p>*ItemId</text:p>
          </table:table-cell>
          <table:table-cell office:value-type="string">
            <text:p>Success</text:p>
            <text:p>Categories [id, name, isRoot]</text:p>
          </table:table-cell>
          <table:table-cell office:value-type="string">
            <text:p>200 O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ailure</text:p>
          </table:table-cell>
          <table:table-cell table:style-name="ce8" office:value-type="string">
            <text:p>401 UnAuthoriz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>
            <text:p>Item.attendees</text:p>
          </table:table-cell>
          <table:table-cell office:value-type="string">
            <text:p>Returns the attendees data of this Item</text:p>
          </table:table-cell>
          <table:table-cell office:value-type="string">
            <text:p>*ItemId</text:p>
          </table:table-cell>
          <table:table-cell office:value-type="string">
            <text:p>Success</text:p>
            <text:p>Attendees [firstname, lastname, email]</text:p>
          </table:table-cell>
          <table:table-cell office:value-type="string">
            <text:p>200 O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*ItemId</text:p>
          </table:table-cell>
          <table:table-cell office:value-type="string">
            <text:p>Failu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>
            <text:p><text:span text:style-name="T1">Category.create</text:span></text:p>
          </table:table-cell>
          <table:table-cell office:value-type="string">
            <text:p>Creates a new category with the data given</text:p>
          </table:table-cell>
          <table:table-cell office:value-type="string">
            <text:p>*CategoryName</text:p>
            <text:p>CategoryID (ID of the parent category)</text:p>
          </table:table-cell>
          <table:table-cell office:value-type="string">
            <text:p>Success</text:p>
          </table:table-cell>
          <table:table-cell office:value-type="string">
            <text:p>200 Ok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*CategoryName</text:p>
            <text:p><text:span text:style-name="T4">CategoryID (ID of the parent category)</text:span></text:p>
          </table:table-cell>
          <table:table-cell office:value-type="string">
            <text:p>Failu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5" office:value-type="string">
            <text:p>Category.update</text:p>
          </table:table-cell>
          <table:table-cell table:style-name="ce7" office:value-type="string">
            <text:p><text:s/>Updates an existing category</text:p>
          </table:table-cell>
          <table:table-cell office:value-type="string">
            <text:p>*Id</text:p>
            <text:p>Name</text:p>
          </table:table-cell>
          <table:table-cell office:value-type="string">
            <text:p>Success</text:p>
          </table:table-cell>
          <table:table-cell office:value-type="string">
            <text:p>200 Ok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7"/>
          <table:table-cell/>
          <table:table-cell office:value-type="string">
            <text:p>Failu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5" office:value-type="string">
            <text:p>Category.view </text:p>
          </table:table-cell>
          <table:table-cell office:value-type="string">
            <text:p>Returns the details of the category</text:p>
          </table:table-cell>
          <table:table-cell office:value-type="string">
            <text:p>*ID </text:p>
            <text:p>Name</text:p>
          </table:table-cell>
          <table:table-cell office:value-type="string">
            <text:p>Success</text:p>
            <text:p>Category – name, Items[Id, name],SubCategory[Id, name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Failu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tegory.delete</text:p>
          </table:table-cell>
          <table:table-cell office:value-type="string">
            <text:p>Deletes the particular category</text:p>
          </table:table-cell>
          <table:table-cell office:value-type="string">
            <text:p>*ID</text:p>
          </table:table-cell>
          <table:table-cell office:value-type="string">
            <text:p>Success</text:p>
          </table:table-cell>
          <table:table-cell office:value-type="string">
            <text:p>200 O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ailure</text:p>
          </table:table-cell>
          <table:table-cell office:value-type="string">
            <text:p>412 unprocessable entit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>
            <text:p><text:span text:style-name="T1">Category.subcategories</text:span></text:p>
          </table:table-cell>
          <table:table-cell table:style-name="ce4" office:value-type="string">
            <text:p>Returns the details of all the sub-categories</text:p>
          </table:table-cell>
          <table:table-cell office:value-type="string">
            <text:p>*ID</text:p>
          </table:table-cell>
          <table:table-cell office:value-type="string">
            <text:p>Success</text:p>
            <text:p>Category- Id, name, Sub-category[Id, name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Failu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>
            <text:p><text:span text:style-name="T1">Category.items</text:span></text:p>
          </table:table-cell>
          <table:table-cell office:value-type="string">
            <text:p>Returns the Items associated with the category</text:p>
          </table:table-cell>
          <table:table-cell office:value-type="string">
            <text:p>*ID</text:p>
          </table:table-cell>
          <table:table-cell office:value-type="string">
            <text:p>Success</text:p>
            <text:p>Category – id, name, Items[id, name, location, meetDate, createdDate, description, owner_firstname, owner_lastname, Topics]</text:p>
          </table:table-cell>
          <table:table-cell office:value-type="string">
            <text:p>200 O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5" office:value-type="string">
            <text:p>Bookmark.create</text:p>
          </table:table-cell>
          <table:table-cell office:value-type="string">
            <text:p>Creates a new bookmark for the user</text:p>
          </table:table-cell>
          <table:table-cell office:value-type="string">
            <text:p>UserId</text:p>
            <text:p>Name</text:p>
          </table:table-cell>
          <table:table-cell office:value-type="string">
            <text:p>Success</text:p>
          </table:table-cell>
          <table:table-cell office:value-type="string">
            <text:p>201 crea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5" office:value-type="string">
            <text:p>Bookmark.view</text:p>
          </table:table-cell>
          <table:table-cell office:value-type="string">
            <text:p>Returns the details of a bookmark</text:p>
          </table:table-cell>
          <table:table-cell office:value-type="string">
            <text:p>*ID</text:p>
          </table:table-cell>
          <table:table-cell office:value-type="string">
            <text:p>Success</text:p>
            <text:p>Bookmark – ID, name</text:p>
          </table:table-cell>
          <table:table-cell office:value-type="string">
            <text:p>200 O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Bookmark.update</text:p>
          </table:table-cell>
          <table:table-cell office:value-type="string">
            <text:p>Updates the details of the Bookmar</text:p>
          </table:table-cell>
          <table:table-cell office:value-type="string">
            <text:p>*Id</text:p>
            <text:p>Name</text:p>
          </table:table-cell>
          <table:table-cell office:value-type="string">
            <text:p>Success</text:p>
          </table:table-cell>
          <table:table-cell office:value-type="string">
            <text:p>200 O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okmark.delete</text:p>
          </table:table-cell>
          <table:table-cell office:value-type="string">
            <text:p>Delete a particular bookmark</text:p>
          </table:table-cell>
          <table:table-cell office:value-type="string">
            <text:p>*ID</text:p>
          </table:table-cell>
          <table:table-cell office:value-type="string">
            <text:p>Success</text:p>
          </table:table-cell>
          <table:table-cell office:value-type="string">
            <text:p>200 O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Bookmark.items</text:p>
          </table:table-cell>
          <table:table-cell office:value-type="string">
            <text:p>returns the bookmarked items</text:p>
          </table:table-cell>
          <table:table-cell/>
          <table:table-cell office:value-type="string">
            <text:p>Success</text:p>
            <text:p>Bookmarked – Items[id, name], Page[pageNumber, ItemID, ItemName]</text:p>
          </table:table-cell>
          <table:table-cell office:value-type="string">
            <text:p>200 O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 office:value-type="string">
            <text:p>Topic.create</text:p>
          </table:table-cell>
          <table:table-cell office:value-type="string">
            <text:p>Creates a new topic</text:p>
          </table:table-cell>
          <table:table-cell office:value-type="string">
            <text:p>*name</text:p>
            <text:p>*MeetingID</text:p>
            <text:p>Status (Default pending)</text:p>
          </table:table-cell>
          <table:table-cell office:value-type="string">
            <text:p>Success</text:p>
          </table:table-cell>
          <table:table-cell office:value-type="string">
            <text:p>201 crea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 office:value-type="string">
            <text:p>Topic.udpate</text:p>
          </table:table-cell>
          <table:table-cell office:value-type="string">
            <text:p>Update the value of a topic</text:p>
          </table:table-cell>
          <table:table-cell office:value-type="string">
            <text:p>*TopicId</text:p>
            <text:p>Status</text:p>
            <text:p>Name</text:p>
          </table:table-cell>
          <table:table-cell office:value-type="string">
            <text:p>Success</text:p>
          </table:table-cell>
          <table:table-cell office:value-type="string">
            <text:p>200 O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Topic.view</text:p>
          </table:table-cell>
          <table:table-cell office:value-type="string">
            <text:p>Returns the details of <text:s/>a topic</text:p>
          </table:table-cell>
          <table:table-cell office:value-type="string">
            <text:p>*TopicId</text:p>
          </table:table-cell>
          <table:table-cell office:value-type="string">
            <text:p>Success</text:p>
            <text:p>Topic – [Id, name,status]</text:p>
          </table:table-cell>
          <table:table-cell office:value-type="string">
            <text:p>200 O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pic.delete</text:p>
          </table:table-cell>
          <table:table-cell office:value-type="string">
            <text:p>Delete a particular topic</text:p>
          </table:table-cell>
          <table:table-cell office:value-type="string">
            <text:p>*TopicId</text:p>
          </table:table-cell>
          <table:table-cell office:value-type="string">
            <text:p>Success</text:p>
          </table:table-cell>
          <table:table-cell office:value-type="string">
            <text:p>200 Ok</text:p>
          </table:table-cell>
          <table:table-cell table:number-columns-repeated="1019"/>
        </table:table-row>
        <table:table-row table:style-name="ro1" table:number-rows-repeated="65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ext-properties style:font-name="Liberation San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5">25/07/2011</text:date>, <text:time>17:1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7-25T12:44:08</meta:creation-date>
    <dc:date>2011-07-25T17:13:28</dc:date>
    <meta:editing-duration>PT03H33M42S</meta:editing-duration>
    <meta:editing-cycles>173</meta:editing-cycles>
    <meta:generator>OpenOffice.org/3.0$Linux OpenOffice.org_project/300m15$Build-9379</meta:generator>
    <meta:document-statistic meta:table-count="3" meta:cell-count="198" meta:object-count="0"/>
    <meta:user-defined meta:name="Info 1"/>
    <meta:user-defined meta:name="Info 2"/>
    <meta:user-defined meta:name="Info 3"/>
    <meta:user-defined meta:name="Info 4"/>
  </office:meta>
</office:document-meta>
</file>